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73199"/>
    </style:style>
    <style:style style:name="P2" style:family="paragraph" style:parent-style-name="Standard">
      <style:paragraph-properties fo:text-align="start" style:justify-single-word="false"/>
      <style:text-properties officeooo:rsid="0007f0c8" officeooo:paragraph-rsid="0007f0c8"/>
    </style:style>
    <style:style style:name="P3" style:family="paragraph" style:parent-style-name="Standard">
      <style:paragraph-properties fo:text-align="start" style:justify-single-word="false"/>
      <style:text-properties officeooo:rsid="00073199" officeooo:paragraph-rsid="00073199"/>
    </style:style>
    <style:style style:name="P4" style:family="paragraph" style:parent-style-name="Standard">
      <style:paragraph-properties fo:text-align="start" style:justify-single-word="false"/>
      <style:text-properties officeooo:rsid="0009d1aa" officeooo:paragraph-rsid="0009d1aa"/>
    </style:style>
    <style:style style:name="P5" style:family="paragraph" style:parent-style-name="Text_20_body">
      <style:text-properties officeooo:rsid="0007dbf7" officeooo:paragraph-rsid="0007dbf7"/>
    </style:style>
    <style:style style:name="P6" style:family="paragraph" style:parent-style-name="Text_20_body">
      <style:text-properties officeooo:rsid="0009d1aa" officeooo:paragraph-rsid="0009d1aa"/>
    </style:style>
    <style:style style:name="P7" style:family="paragraph" style:parent-style-name="Text_20_body">
      <style:text-properties officeooo:rsid="000b846c" officeooo:paragraph-rsid="000b846c"/>
    </style:style>
    <style:style style:name="P8" style:family="paragraph" style:parent-style-name="Heading_20_1">
      <style:paragraph-properties fo:text-align="center" style:justify-single-word="false"/>
      <style:text-properties officeooo:rsid="00073199"/>
    </style:style>
    <style:style style:name="P9" style:family="paragraph" style:parent-style-name="Heading_20_2">
      <style:paragraph-properties fo:text-align="center" style:justify-single-word="false"/>
      <style:text-properties officeooo:rsid="0009d1aa" officeooo:paragraph-rsid="0009d1aa"/>
    </style:style>
    <style:style style:name="P10" style:family="paragraph" style:parent-style-name="Heading_20_3">
      <style:text-properties officeooo:rsid="00073199"/>
    </style:style>
    <style:style style:name="P11" style:family="paragraph" style:parent-style-name="Heading_20_3">
      <style:text-properties officeooo:rsid="00073199" officeooo:paragraph-rsid="00073199"/>
    </style:style>
    <style:style style:name="P12" style:family="paragraph" style:parent-style-name="Heading_20_3">
      <style:text-properties officeooo:rsid="0007dbf7"/>
    </style:style>
    <style:style style:name="T1" style:family="text">
      <style:text-properties officeooo:rsid="00073199"/>
    </style:style>
    <style:style style:name="T2" style:family="text">
      <style:text-properties fo:font-weight="bold" officeooo:rsid="00073199" style:font-weight-asian="bold" style:font-weight-complex="bold"/>
    </style:style>
    <style:style style:name="T3" style:family="text">
      <style:text-properties officeooo:rsid="000b8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istribuované Systémy</text:h>
      <text:h text:style-name="P9" text:outline-level="2">Globální stav</text:h>
      <text:p text:style-name="P1"><text:span text:style-name="T2">Autor:</text:span><text:span text:style-name="T1"> Jakub Balhar, A12N0180P</text:span></text:p>
      <text:h text:style-name="P10" text:outline-level="3">Zadání</text:h>
      <text:p text:style-name="P6">Vytvořit samostatnou aplikaci Banka, představující jednu bankovní pobočku v rámci banky. Jedna z poboček je privilegovaná a může spustit zjišťování globálního stavu. Pro zjišťování globálního stavu použijte <text:span text:style-name="T3">Chandy-</text:span>Lamportův algoritmus. Následně vygenerujte log <text:span text:style-name="T3">ve vhodném formátu pro netflow-vizu</text:span>. </text:p>
      <text:h text:style-name="P11" text:outline-level="3">Řešení</text:h>
      <text:p text:style-name="P6">Řešení je implementované v Javě, pro komunikaci je použita knihovna kryonet, která serializuje a efektivně po síti posílá celé objekty. Pro účely přehlednosti pak byl použit logický čas konkrétně Lamportovy hodiny. </text:p>
      <text:p text:style-name="P7">Pro zjištění globálního stavu je použit Chandy-Lamportův algoritmus. Vlákno, které započne zjišťování globálního stavu, pošle všem ostatním markery, které ohraničují řez daného stavu. Následně pokud jsem dostal marker, označím se jako červený tj. Začal jsem zjišťovat globální stav. Pokud mi přijde nějaká operace od větve od které jsem ještě nedostal marker, přičtu ji ke globálnímu stavu. Jakmile dostanu markery od všech větví, mám svůj stav a pošlu jej Vláknu, které započalo zjišťování globálního stavu. </text:p>
      <text:h text:style-name="P12" text:outline-level="3">Spuštění</text:h>
      <text:p text:style-name="P5">Překlad aplikace proběhne pomocí příkazu make. V adresáři se zdrojovými kódy je Makefile definující jak zkompilovat aplikaci. </text:p>
      <text:p text:style-name="P4">V adresáři dist je pak shell script run.sh, který spustí celou úlohu s defaultním zadáním pro které pak pro vygenerování logu potřeba použít runLog.sh taktéž v adresáři dist.</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lhar </meta:initial-creator>
    <meta:creation-date>2013-10-21T09:52:27</meta:creation-date>
    <dc:date>2013-12-16T15:04:10.479648472</dc:date>
    <dc:creator>balhar </dc:creator>
    <meta:editing-duration>PT22M13S</meta:editing-duration>
    <meta:editing-cycles>4</meta:editing-cycles>
    <meta:generator>LibreOffice/4.1.3.2$Linux_X86_64 LibreOffice_project/410m0$Build-2</meta:generator>
    <meta:document-statistic meta:table-count="0" meta:image-count="0" meta:object-count="0" meta:page-count="1" meta:paragraph-count="11" meta:word-count="198" meta:character-count="1406" meta:non-whitespace-character-count="1215"/>
  </office:meta>
</office:document-meta>
</file>